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5.461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e994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Baseline (unchecked)</text:p>
          </table:table-cell>
          <table:table-cell table:style-name="ce1" table:number-columns-repeated="59"/>
          <table:table-cell table:style-name="ce2" table:number-columns-repeated="1632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error message</text:p>
          </table:table-cell>
          <table:table-cell table:style-name="ce2" office:value-type="string" calcext:value-type="string">
            <text:p>manual classification (is-checked)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54"/>
          <table:table-cell table:number-columns-repeated="16324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plugin_vcpu_cb__simple is ign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2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one path checked, other not. Mutex lock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3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d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e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9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a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ba5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74d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hub_set_irq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5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could very well be plugin_vcpu_cb__simp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9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loaded directly from writable se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f93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weird code-gen func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f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Sx2SI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f3d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TSx2SI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1c5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gen_VCVTPS2PH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e9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132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f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132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05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132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1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132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3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132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4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132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65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13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7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13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81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13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9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13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b1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13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c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13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1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31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31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fd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31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1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31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2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31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4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31Px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0dd</text:p>
          </table:table-cell>
          <table:table-cell office:value-type="string" calcext:value-type="string">
            <text:p>call qword ptr [0x18ACCF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calll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1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358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e21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load from writ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3a3b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tatic void plugin_cb__udata() uncheck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4d50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b4d56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a4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65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73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c1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tack 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34c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complicated graph, loaded from rsp looks li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2e0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gister_tgm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2c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get_free_req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31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eferred_fn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5a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admin_cmd_sync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7011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emu_vfio_dma_map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undecid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2" table:formula="of:=ROWS([.A3:.A92])" office:value-type="float" office:value="90" calcext:value-type="float">
            <text:p>90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1" office:value-type="string" calcext:value-type="string">
            <text:p>ignore one</text:p>
          </table:table-cell>
          <table:table-cell table:style-name="ce1" table:number-columns-repeated="16383"/>
        </table:table-row>
        <table:table-row table:style-name="ro1">
          <table:table-cell table:style-name="ce8" office:value-type="string" calcext:value-type="string">
            <text:p>Ignored function: qemu_xen_xs_write</text:p>
          </table:table-cell>
          <table:table-cell table:style-name="ce10" table:number-columns-repeated="16383"/>
        </table:table-row>
        <table:table-row table:style-name="ro1">
          <table:table-cell table:style-name="ce9" office:value-type="string" calcext:value-type="string">
            <text:p>0x64d919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9pfs_alloc.cfi</text:p>
          </table:table-cell>
          <table:table-cell table:style-name="ce9"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x17B51D0 holds address of “xs_be_write”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x64d9c5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9pfs_alloc.cfi</text:p>
          </table:table-cell>
          <table:table-cell table:style-name="ce9"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xs_be_write is a method on struct xenstore_backend_ops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x64da71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9pfs_alloc.cfi</text:p>
          </table:table-cell>
          <table:table-cell table:style-name="ce9"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method called on row 348 in xen_backend_ops.h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x6e449b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input_init.cfi</text:p>
          </table:table-cell>
          <table:table-cell table:style-name="ce9"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6e4547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input_init.cfi</text:p>
          </table:table-cell>
          <table:table-cell table:style-name="ce9"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call directly from writable data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x869a45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s_node_vprintf</text:p>
          </table:table-cell>
          <table:table-cell table:style-name="ce9"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39d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set_state</text:p>
          </table:table-cell>
          <table:table-cell table:style-name="ce9"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66d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Call target not trusted when looking from 0x86e520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8c9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9f5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a9a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c22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d98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unt: 103, 13 new</text:p>
          </table:table-cell>
          <table:table-cell table:number-columns-repeated="3"/>
          <table:table-cell table:style-name="Default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9:39:38.007940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00:49.940605326</meta:creation-date>
    <dc:date>2024-05-02T10:55:57.281132129</dc:date>
    <meta:editing-duration>PT3H31M51S</meta:editing-duration>
    <meta:editing-cycles>4</meta:editing-cycles>
    <meta:generator>LibreOffice/7.6.5.2$Linux_X86_64 LibreOffice_project/60$Build-2</meta:generator>
    <meta:document-statistic meta:table-count="1" meta:cell-count="563" meta:object-count="0"/>
  </office:meta>
</office:document-meta>
</file>